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92.41pt" svg:height="371.93pt" svg:x="161.55pt" svg:y="0pt">
            <loext:p draw:notify-on-update-of-ranges="Sheet1.A1:Sheet1.A6 Sheet1.B1:Sheet1.B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58767" calcext:value-type="float">
            <text:p>35876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15607" calcext:value-type="float">
            <text:p>41560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42114" calcext:value-type="float">
            <text:p>44211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19427" calcext:value-type="float">
            <text:p>51942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8727" calcext:value-type="float">
            <text:p>61872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47803" calcext:value-type="float">
            <text:p>6478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23:13:08.031825551</meta:creation-date>
    <dc:date>2018-06-21T23:30:10.636553576</dc:date>
    <meta:editing-duration>PT7M2S</meta:editing-duration>
    <meta:editing-cycles>1</meta:editing-cycles>
    <meta:document-statistic meta:table-count="1" meta:cell-count="1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9cm" svg:height="13.122cm" xlink:href=".." xlink:type="simple" chart:class="chart:bar" chart:style-name="ch1">
        <chart:legend chart:legend-position="end" svg:x="18.048cm" svg:y="6.013cm" style:legend-expansion="high" chart:style-name="ch2"/>
        <chart:plot-area chart:style-name="ch3" table:cell-range-address="Sheet1.A1:Sheet1.B6" svg:x="0.418cm" svg:y="0.262cm" svg:width="17.212cm" svg:height="12.598cm">
          <chartooo:coordinate-region svg:x="1.41cm" svg:y="0.462cm" svg:width="14.857cm" svg:height="11.7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A1:Sheet1.A6" chart:class="chart:bar">
            <chart:data-point chart:repeated="6"/>
          </chart:series>
          <chart:series chart:attached-axis="secondary-y" chart:style-name="ch9" chart:values-cell-range-address="Sheet1.B1:Sheet1.B6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1">
                <text:p>2011</text:p>
                <draw:g>
                  <svg:desc>Sheet1.A1:Sheet1.A6</svg:desc>
                </draw:g>
              </table:table-cell>
              <table:table-cell office:value-type="float" office:value="358767">
                <text:p>358767</text:p>
                <draw:g>
                  <svg:desc>Sheet1.B1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2">
                <text:p>2012</text:p>
              </table:table-cell>
              <table:table-cell office:value-type="float" office:value="415607">
                <text:p>4156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3">
                <text:p>2013</text:p>
              </table:table-cell>
              <table:table-cell office:value-type="float" office:value="442114">
                <text:p>442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4">
                <text:p>2014</text:p>
              </table:table-cell>
              <table:table-cell office:value-type="float" office:value="519427">
                <text:p>519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5">
                <text:p>2015</text:p>
              </table:table-cell>
              <table:table-cell office:value-type="float" office:value="618727">
                <text:p>6187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6">
                <text:p>2016</text:p>
              </table:table-cell>
              <table:table-cell office:value-type="float" office:value="647803">
                <text:p>6478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